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80000008B4FBAD8B9.gif" manifest:media-type=""/>
  <manifest:file-entry manifest:full-path="Pictures/100002010000058B000001D50566411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0pt" style:font-size-asian="10pt" style:font-size-complex="10pt"/>
    </style:style>
    <style:style style:name="T1" style:family="text">
      <style:text-properties style:font-name="time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097cm" svg:height="4.699cm" svg:x="0cm" svg:y="0cm">
          <draw:image xlink:href="Pictures/100002010000058B000001D505664117.png" xlink:type="simple" xlink:show="embed" xlink:actuate="onLoad">
            <text:p/>
          </draw:image>
        </draw:frame>
        <draw:frame draw:style-name="gr1" draw:text-style-name="P1" draw:layer="layout" svg:width="4.444cm" svg:height="3.677cm" svg:x="9.498cm" svg:y="0.922cm">
          <draw:image xlink:href="Pictures/10000000000000A80000008B4FBAD8B9.gif" xlink:type="simple" xlink:show="embed" xlink:actuate="onLoad">
            <text:p/>
          </draw:image>
        </draw:frame>
        <draw:custom-shape draw:style-name="gr2" draw:text-style-name="P2" draw:layer="layout" svg:width="3.937cm" svg:height="1.016cm" svg:x="0.127cm" svg:y="0cm">
          <text:p text:style-name="P1"><text:span text:style-name="T1">Press and hold "Shift"</text:span></text:p>
          <draw:enhanced-geometry svg:viewBox="0 0 21600 21600" draw:text-areas="800 800 20800 20800" draw:type="round-rectangular-callout" draw:modifiers="2693.1437277806 72849.5575221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826cm" svg:height="1.016cm" svg:x="4.572cm" svg:y="0cm">
          <text:p text:style-name="P1"><text:span text:style-name="T1">while holding</text:span></text:p>
          <text:p text:style-name="P1"><text:span text:style-name="T1">move wheel up or down</text:span></text:p>
          <draw:enhanced-geometry svg:viewBox="0 0 21600 21600" draw:text-areas="800 800 20800 20800" draw:type="round-rectangular-callout" draw:modifiers="33561.218147918 43072.5663716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097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5T14:19:52.572762773</dc:date>
    <dc:creator>Brigitte Bigi</dc:creator>
    <meta:generator>LibreOffice/4.1.5.3$Linux_X86_64 LibreOffice_project/205099f953b4b61c41106e07b17e9e5acc65037</meta:generator>
    <meta:editing-duration>P0D</meta:editing-duration>
    <meta:editing-cycles>1</meta:editing-cycles>
    <meta:document-statistic meta:object-count="4"/>
  </office:meta>
</office:document-meta>
</file>